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XLinkPipe.arrayToSet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tendedXLinkPipe.simpleLink( final String href , final String role , final String arcrole , final String title , final String show , final String actuate , final String uri , final String name , final String raw , final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endedXLinkPipe.startElement( String uri , final String name , final String raw , final Attributes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